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f06" officeooo:paragraph-rsid="00116f06"/>
    </style:style>
    <style:style style:name="P2" style:family="paragraph" style:parent-style-name="Standard">
      <style:text-properties officeooo:rsid="00135c48" officeooo:paragraph-rsid="00135c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ci est pour le premier commit de l exo github d’openclassroom</text:p>
      <text:p text:style-name="P1"/>
      <text:p text:style-name="P2">je rajoute ce message pour le commit suiv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2:00:30.514359176</meta:creation-date>
    <dc:date>2018-03-20T12:04:52.763961415</dc:date>
    <meta:editing-duration>PT4M2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19" meta:character-count="107" meta:non-whitespace-character-count="90"/>
  </office:meta>
</office:document-meta>
</file>